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627a" officeooo:paragraph-rsid="0001627a"/>
    </style:style>
    <style:style style:name="P2" style:family="paragraph" style:parent-style-name="Standard">
      <style:text-properties fo:language="fr" fo:country="FR" officeooo:rsid="0005d52a" officeooo:paragraph-rsid="0005d52a"/>
    </style:style>
    <style:style style:name="P3" style:family="paragraph" style:parent-style-name="Standard">
      <style:text-properties fo:language="fr" fo:country="FR" officeooo:rsid="000a33a4" officeooo:paragraph-rsid="000a33a4"/>
    </style:style>
    <style:style style:name="P4" style:family="paragraph" style:parent-style-name="Standard">
      <style:text-properties fo:language="fr" fo:country="FR" officeooo:rsid="001a9338" officeooo:paragraph-rsid="001a9338"/>
    </style:style>
    <style:style style:name="P5" style:family="paragraph" style:parent-style-name="Standard">
      <style:text-properties fo:language="fr" fo:country="FR" officeooo:rsid="001c61de" officeooo:paragraph-rsid="001c61de"/>
    </style:style>
    <style:style style:name="P6" style:family="paragraph" style:parent-style-name="Standard">
      <style:text-properties fo:language="fr" fo:country="FR" officeooo:rsid="0020462a" officeooo:paragraph-rsid="0020462a"/>
    </style:style>
    <style:style style:name="P7" style:family="paragraph" style:parent-style-name="Standard">
      <style:paragraph-properties fo:margin-top="0cm" fo:margin-bottom="0.499cm" style:contextual-spacing="false"/>
      <style:text-properties fo:language="fr" fo:country="FR" officeooo:rsid="0001627a" officeooo:paragraph-rsid="0001627a"/>
    </style:style>
    <style:style style:name="T1" style:family="text">
      <style:text-properties officeooo:rsid="00045a68"/>
    </style:style>
    <style:style style:name="T2" style:family="text">
      <style:text-properties officeooo:rsid="0006b2c4"/>
    </style:style>
    <style:style style:name="T3" style:family="text">
      <style:text-properties officeooo:rsid="000a33a4"/>
    </style:style>
    <style:style style:name="T4" style:family="text">
      <style:text-properties officeooo:rsid="000b0d5e"/>
    </style:style>
    <style:style style:name="T5" style:family="text">
      <style:text-properties officeooo:rsid="000e4d7f"/>
    </style:style>
    <style:style style:name="T6" style:family="text">
      <style:text-properties officeooo:rsid="0014e412"/>
    </style:style>
    <style:style style:name="T7" style:family="text">
      <style:text-properties officeooo:rsid="001a41e7"/>
    </style:style>
    <style:style style:name="T8" style:family="text">
      <style:text-properties officeooo:rsid="001c61de"/>
    </style:style>
    <style:style style:name="T9" style:family="text">
      <style:text-properties officeooo:rsid="001d0b45"/>
    </style:style>
    <style:style style:name="T10" style:family="text">
      <style:text-properties officeooo:rsid="0023a022"/>
    </style:style>
    <style:style style:name="T11" style:family="text">
      <style:text-properties fo:language="en" fo:country="US" officeooo:rsid="0006b2c4"/>
    </style:style>
    <style:style style:name="T12" style:family="text">
      <style:text-properties officeooo:rsid="0024bf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chitecture:</text:p>
      <text:p text:style-name="P1"><text:tab/>Ceci <text:span text:style-name="T10">consiste</text:span> a <text:span text:style-name="T10">séparé</text:span> le processeur du stockage pour en faire deux truc <text:span text:style-name="T10">indépendant</text:span> <text:span text:style-name="T1">tout les ordinateur du monde utilise cette architecture mais avec plus de sophistication et d’amélioration.</text:span></text:p>
      <text:p text:style-name="P2">Elle est constituer de 4 partie distinct:</text:p>
      <text:p text:style-name="P2"><text:tab/>l’unité <text:span text:style-name="T10">arithmétique</text:span> et logique (UAL ou ALU en anglais), <text:span text:style-name="T2">sont rôle est de faire les opération de base et de calculer</text:span></text:p>
      <text:p text:style-name="P2"><text:tab/><text:span text:style-name="T2">l’unité de contrôle ou de commande (</text:span><text:span text:style-name="T11">control unit</text:span><text:span text:style-name="T2">), elle est chargé de séquencer des opérations</text:span></text:p>
      <text:p text:style-name="P2"><text:tab/><text:span text:style-name="T3">la mémoire qui contient les données et le programme qui indiquera à l’unité de contrôle quels opération faire</text:span></text:p>
      <text:p text:style-name="P2"><text:tab/><text:span text:style-name="T3">les diapositives d’entrée et de sortie, elle permet de communiquer avec le monde extérieur</text:span></text:p>
      <text:p text:style-name="P1"/>
      <text:p text:style-name="P3">la <text:span text:style-name="T12">mémoire</text:span> :</text:p>
      <text:p text:style-name="P3"><text:tab/>maintenant, elle est <text:span text:style-name="T12">sépare</text:span> en plusieurs partie pour <text:span text:style-name="T12">améliorer</text:span> les performance des ordinateurs. <text:span text:style-name="T4">Il <text:tab/>y a:</text:span></text:p>
      <text:p text:style-name="P3"><text:tab/><text:tab/><text:span text:style-name="T5">la mémoire de masse :</text:span></text:p>
      <text:p text:style-name="P3"><text:tab/><text:tab/><text:tab/><text:span text:style-name="T5">elle sert a stocker de grande quantité de donné et peut garder ces données même <text:tab/><text:tab/><text:tab/><text:tab/>quand il est débrancher du courant</text:span></text:p>
      <text:p text:style-name="P3"><text:tab/><text:tab/><text:span text:style-name="T5">la mémoire volatile ou mémoire vive</text:span></text:p>
      <text:p text:style-name="P3"><text:tab/><text:tab/><text:tab/><text:span text:style-name="T5">Elle est plus vite que les mémoires de masse mais a beaucoup de stockage. C’est <text:tab/><text:tab/><text:tab/><text:tab/>l’espace principal des processeur. Elle stocke presque toute les données et <text:tab/><text:tab/><text:tab/><text:tab/>fonction du processeur. Mais quand elle est débrancher, elle perd toute les donnée</text:span></text:p>
      <text:p text:style-name="P3"><text:tab/><text:tab/><text:span text:style-name="T6">La mémoire cache :</text:span></text:p>
      <text:p text:style-name="P3"><text:tab/><text:tab/><text:tab/><text:span text:style-name="T6">Elle est plus petite que la mémoire vive mais beaucoup plus vite que ce dernier. <text:tab/><text:tab/><text:tab/><text:tab/>Elle sert a stocker des données ou le processeur ne peut pas attendre avec la <text:tab/><text:tab/><text:tab/><text:tab/>mémoire vive, goulot d’étranglement, pour y accéder plus vite</text:span></text:p>
      <text:p text:style-name="P3"><text:tab/><text:tab/><text:span text:style-name="T7">Le registre de processeur :</text:span></text:p>
      <text:p text:style-name="P3"><text:tab/><text:tab/><text:tab/><text:span text:style-name="T7">C’est la mémoire la plus rapide mais elle est très petite comparer aux autres</text:span></text:p>
      <text:p text:style-name="P4">Entre les composant, il y a les bus de connections. Il en existe 3 type :</text:p>
      <text:p text:style-name="P4"><text:tab/>le bus <text:span text:style-name="T12">d’adresse</text:span> qui permet de faire circuler l’emplacement de donnée</text:p>
      <text:p text:style-name="P4"><text:tab/>le bus de donnée qui fait circuler des donnée</text:p>
      <text:p text:style-name="P4"><text:tab/>le bus de contrôle qui permet de <text:span text:style-name="T12">spécifier</text:span> l’action a faire</text:p>
      <text:p text:style-name="P3"/>
      <text:p text:style-name="P1"><text:tab/><text:tab/>exemple avec cette architecture :</text:p>
      <text:p text:style-name="P1"><text:tab/><text:tab/><text:tab/>nos Pc <text:span text:style-name="T8">mais de façon plus moderne</text:span></text:p>
      <text:p text:style-name="P1"/>
      <text:p text:style-name="P5">Pourquoi ?:</text:p>
      <text:p text:style-name="P5"><text:tab/>car avant, le premier ordinateur au monde pour le coder <text:span text:style-name="T12">c’était</text:span> long et laborieux car il fallait changé <text:span text:style-name="T12">l’entièreté</text:span> des pins pour faire un programme <text:span text:style-name="T12">spécifique.</text:span> Alors que avec ceci, on a une <text:span text:style-name="T12">mémoire</text:span> qui a le programme enregistrer et on peut <text:span text:style-name="T9">directement modifié le programme dans le stockage </text:span></text:p>
      <text:p text:style-name="P5"/>
      <text:p text:style-name="P5"/>
      <text:p text:style-name="P6">source :</text:p>
      <text:p text:style-name="P6"><text:tab/><text:a xlink:type="simple" xlink:href="https://info.blaisepascal.fr/nsi-modele-darchitecture-de-von-neumann" text:style-name="Internet_20_link" text:visited-style-name="Visited_20_Internet_20_Link">https://info.blaisepascal.fr/nsi-modele-darchitecture-de-von-neumann</text:a></text:p>
      <text:p text:style-name="P6"><text:tab/><text:a xlink:type="simple" xlink:href="https://interstices.info/le-modele-darchitecture-de-von-neumann/" text:style-name="Internet_20_link" text:visited-style-name="Visited_20_Internet_20_Link">https://interstices.info/le-modele-darchitecture-de-von-neumann/</text:a></text:p>
      <text:p text:style-name="P6"><text:tab/><text:a xlink:type="simple" xlink:href="https://fr.wikipedia.org/wiki/Architecture_de_von_Neumann" text:style-name="Internet_20_link" text:visited-style-name="Visited_20_Internet_20_Link">https://fr.wikipedia.org/wiki/Architecture_de_von_Neumann</text:a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2-17T21:35:43.894000000</dc:date>
    <meta:editing-duration>PT4H30M37S</meta:editing-duration>
    <meta:editing-cycles>34</meta:editing-cycles>
    <meta:document-statistic meta:table-count="0" meta:image-count="0" meta:object-count="0" meta:page-count="1" meta:paragraph-count="29" meta:word-count="372" meta:character-count="2390" meta:non-whitespace-character-count="1987"/>
  </office:meta>
</office:document-meta>
</file>